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401cm" table:align="center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0.001cm"/>
    </style:style>
    <style:style style:name="Tabela1.C" style:family="table-column">
      <style:table-column-properties style:column-width="3.14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19cm" fo:margin-left="-1.432cm" table:align="left" style:writing-mode="lr-tb"/>
    </style:style>
    <style:style style:name="Tabela2.A" style:family="table-column">
      <style:table-column-properties style:column-width="5.7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09cm" fo:margin-left="-0.199cm" table:align="left" style:writing-mode="lr-tb"/>
    </style:style>
    <style:style style:name="Tabela3.A" style:family="table-column">
      <style:table-column-properties style:column-width="3.692cm"/>
    </style:style>
    <style:style style:name="Tabela3.B" style:family="table-column">
      <style:table-column-properties style:column-width="4.5cm"/>
    </style:style>
    <style:style style:name="Tabela3.C" style:family="table-column">
      <style:table-column-properties style:column-width="7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68cm" fo:margin-left="0.82cm" table:align="left" style:writing-mode="lr-tb"/>
    </style:style>
    <style:style style:name="Tabela4.A" style:family="table-column">
      <style:table-column-properties style:column-width="3.672cm"/>
    </style:style>
    <style:style style:name="Tabela4.B" style:family="table-column">
      <style:table-column-properties style:column-width="11.29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988cm" fo:margin-left="-0.199cm" table:align="left" style:writing-mode="lr-tb"/>
    </style:style>
    <style:style style:name="Tabela5.A" style:family="table-column">
      <style:table-column-properties style:column-width="2.942cm"/>
    </style:style>
    <style:style style:name="Tabela5.B" style:family="table-column">
      <style:table-column-properties style:column-width="5.002cm"/>
    </style:style>
    <style:style style:name="Tabela5.C" style:family="table-column">
      <style:table-column-properties style:column-width="4.5cm"/>
    </style:style>
    <style:style style:name="Tabela5.D" style:family="table-column">
      <style:table-column-properties style:column-width="3.54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rsid="001ad76e" officeooo:paragraph-rsid="001ad76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1" fo:font-size="20pt" fo:font-style="normal" fo:font-weight="bold" style:font-size-asian="20pt" style:font-style-asian="normal" style:font-weight-asian="bold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1" fo:font-size="20pt" fo:font-style="normal" fo:font-weight="bold" officeooo:rsid="0016a393" style:font-size-asian="20pt" style:font-style-asian="normal" style:font-weight-asian="bold" style:font-style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1pt" fo:font-style="normal" officeooo:rsid="0016a393" officeooo:paragraph-rsid="0016a393" style:font-size-asian="11pt" style:font-style-asian="normal" style:font-style-complex="normal"/>
    </style:style>
    <style:style style:name="P6" style:family="paragraph" style:parent-style-name="Standard">
      <style:text-properties fo:color="#000000" style:font-name="Times New Roman1" fo:font-size="11pt" fo:font-style="normal" style:font-size-asian="11pt" style:font-style-asian="normal" style:font-name-complex="Calibri" style:font-size-complex="11pt" style:font-style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Times New Roman1" fo:font-size="11pt" fo:font-style="normal" fo:font-weight="bold" style:font-size-asian="11p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000000" style:font-name="Times New Roman1" fo:font-size="11pt" fo:font-style="italic" style:font-size-asian="11pt" style:font-style-asian="italic" style:font-name-complex="Calibri" style:font-size-complex="11pt" style:font-style-complex="italic"/>
    </style:style>
    <style:style style:name="P9" style:family="paragraph" style:parent-style-name="Standard">
      <style:text-properties fo:color="#000000" style:font-name="Times New Roman1" fo:font-style="normal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1" fo:font-style="normal" officeooo:rsid="0030bbb4" officeooo:paragraph-rsid="002f96d4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1" fo:font-style="normal" style:font-style-asian="normal" style:font-style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226143" officeooo:paragraph-rsid="00226143" style:font-style-asian="normal" style:font-style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26143" officeooo:paragraph-rsid="00226143" style:font-style-asian="normal" style:font-style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26143" officeooo:paragraph-rsid="00232a82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29ff17" officeooo:paragraph-rsid="0029ff17" style:font-style-asian="normal" style:font-style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32a82" officeooo:paragraph-rsid="00232a82" style:font-style-asian="normal" style:font-style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dc535" officeooo:paragraph-rsid="002dc535" style:font-style-asian="normal" style:font-style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f533f" officeooo:paragraph-rsid="002f533f" style:font-style-asian="normal" style:font-style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2be519" officeooo:paragraph-rsid="002be519" style:font-style-asian="normal" style:font-style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59d4a0" officeooo:paragraph-rsid="0059d4a0" style:font-style-asian="normal" style:font-style-complex="normal"/>
    </style:style>
    <style:style style:name="P24" style:family="paragraph" style:parent-style-name="Standard">
      <style:text-properties fo:color="#000000" style:font-name="Times New Roman1" fo:font-style="normal" officeooo:rsid="005af14c" officeooo:paragraph-rsid="005af14c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5af14c" officeooo:paragraph-rsid="005af14c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5c347b" officeooo:paragraph-rsid="005c347b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1" fo:font-style="normal" officeooo:rsid="006e7882" officeooo:paragraph-rsid="006e7882" style:font-style-asian="normal" style:font-style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70421f" officeooo:paragraph-rsid="0070421f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Times New Roman1" fo:font-style="normal" fo:font-weight="bold" style:font-style-asian="normal" style:font-weight-asian="bold" style:font-style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1" fo:font-style="normal" fo:font-weight="bold" officeooo:rsid="005af14c" officeooo:paragraph-rsid="005af14c" style:font-style-asian="normal" style:font-weight-asian="bold" style:font-style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70421f" officeooo:paragraph-rsid="0070421f" style:language-asian="ar" style:country-asian="SA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" fo:font-size="11pt" fo:font-style="normal" officeooo:paragraph-rsid="0071b7a0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" fo:font-size="11pt" fo:font-style="normal" officeooo:rsid="0071b7a0" officeooo:paragraph-rsid="0071b7a0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center" style:justify-single-word="false" style:snap-to-layout-grid="false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paragraph-rsid="0070421f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Contents_20_1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.693cm"/>
          <style:tab-stop style:position="15.572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2.117cm"/>
          <style:tab-stop style:position="15.572cm" style:type="right" style:leader-style="dotted" style:leader-text="."/>
        </style:tab-stops>
      </style:paragraph-properties>
    </style:style>
    <style:style style:name="P40" style:family="paragraph" style:parent-style-name="Heading">
      <style:paragraph-properties fo:text-align="start" style:justify-single-word="false"/>
      <style:text-properties fo:color="#000000" style:font-name="Times New Roman1" fo:font-style="normal" style:font-style-asian="normal" style:font-name-complex="Times New Roman" style:font-size-complex="14pt" style:font-style-complex="normal"/>
    </style:style>
    <style:style style:name="P41" style:family="paragraph" style:parent-style-name="Standard">
      <style:paragraph-properties fo:text-align="justify" style:justify-single-word="false" fo:break-before="page" style:text-autospace="none"/>
      <style:text-properties fo:color="#000000" style:font-name="Times New Roman1" fo:font-size="11pt" fo:font-style="normal" fo:font-weight="bold" style:font-size-asian="11pt" style:font-style-asian="normal" style:font-weight-asian="bold" style:font-style-complex="normal" style:font-weight-complex="bold"/>
    </style:style>
    <style:style style:name="P42" style:family="paragraph" style:parent-style-name="Intodru">
      <style:paragraph-properties fo:margin-left="0cm" fo:margin-right="0.005cm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color="#000000" style:font-name="Times New Roman1" fo:font-size="20pt" fo:font-style="normal" style:font-size-asian="20pt" style:font-style-asian="normal" style:font-style-complex="normal"/>
    </style:style>
    <style:style style:name="P43" style:family="paragraph" style:parent-style-name="Intodru">
      <style:paragraph-properties fo:margin-left="0cm" fo:margin-right="0.005cm" fo:text-align="center" style:justify-single-word="false" fo:text-indent="0cm" style:auto-text-indent="false">
        <style:tab-stops>
          <style:tab-stop style:position="15.24cm"/>
        </style:tab-stops>
      </style:paragraph-properties>
      <style:text-properties fo:color="#000000" style:font-name="Times New Roman1" fo:font-style="normal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style:font-style-asian="normal" style:font-style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officeooo:paragraph-rsid="002f96d4" style:font-style-asian="normal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.76cm" style:auto-text-indent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officeooo:paragraph-rsid="001910c0" style:font-style-asian="normal" style:font-style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1" fo:font-style="normal" officeooo:paragraph-rsid="003769eb" style:font-style-asian="normal" style:font-style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1" fo:font-style="normal" style:font-style-asian="normal" style:font-style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style:font-style-asian="normal" style:font-style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officeooo:paragraph-rsid="004b7527" style:font-style-asian="normal" style:font-style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color="#000000" style:font-name="Times New Roman1" fo:font-style="normal" style:font-style-asian="normal" style:font-style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normal" officeooo:rsid="004e1ee0" style:font-style-asian="normal" style:font-style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Times New Roman1" fo:font-style="italic" officeooo:rsid="0054774b" officeooo:paragraph-rsid="004b7527" style:font-style-asian="italic" style:font-style-complex="italic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4b7527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65075f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68c602"/>
    </style:style>
    <style:style style:name="P59" style:family="paragraph" style:parent-style-name="Standard">
      <style:paragraph-properties fo:margin-left="1.247cm" fo:margin-right="0cm" fo:text-align="justify" style:justify-single-word="false" fo:text-indent="0.004cm" style:auto-text-indent="false"/>
      <style:text-properties fo:color="#000000" style:font-name="Times New Roman1" fo:font-style="normal" style:font-style-asian="normal" style:font-style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fo:color="#000000" style:font-name="Times New Roman1" fo:font-style="normal" style:font-style-asian="normal" style:font-style-complex="normal"/>
    </style:style>
    <style:style style:name="P61" style:family="paragraph" style:parent-style-name="Standard">
      <style:paragraph-properties fo:margin-left="0cm" fo:margin-right="0cm" fo:text-indent="1.016cm" style:auto-text-indent="false"/>
      <style:text-properties fo:color="#000000" style:font-name="Times New Roman1" fo:font-style="normal" officeooo:rsid="00216607" officeooo:paragraph-rsid="00216607" style:font-style-asian="normal" style:font-style-complex="normal"/>
    </style:style>
    <style:style style:name="P62" style:family="paragraph" style:parent-style-name="Standard">
      <style:paragraph-properties fo:margin-left="2.521cm" fo:margin-right="0cm" fo:text-align="justify" style:justify-single-word="false" fo:text-indent="0cm" style:auto-text-indent="false"/>
      <style:text-properties fo:color="#000000" style:font-name="Times New Roman1" fo:font-style="normal" style:font-style-asian="normal" style:font-style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Times New Roman1" fo:font-style="normal" style:font-style-asian="normal" style:font-style-complex="normal"/>
    </style:style>
    <style:style style:name="P64" style:family="paragraph" style:parent-style-name="Heading" style:master-page-name="Converter_20_1">
      <style:paragraph-properties fo:text-align="start" style:justify-single-word="false" style:page-number="auto"/>
      <style:text-properties fo:color="#000000" style:font-name="Times New Roman1" fo:font-style="normal" style:text-underline-style="none" style:font-style-asian="normal" style:font-name-complex="Times New Roman" style:font-size-complex="14pt" style:font-style-complex="normal"/>
    </style:style>
    <style:style style:name="P65" style:family="paragraph" style:parent-style-name="Heading_20_2">
      <style:text-properties fo:color="#000000" style:font-name="Times New Roman1" fo:font-style="normal" style:font-style-asian="normal" style:font-style-complex="normal"/>
    </style:style>
    <style:style style:name="P66" style:family="paragraph" style:parent-style-name="Heading_20_1">
      <style:text-properties fo:color="#000000" style:font-name="Times New Roman1" fo:font-style="normal" style:font-style-asian="normal" style:font-style-complex="normal"/>
    </style:style>
    <style:style style:name="P67" style:family="paragraph" style:parent-style-name="Heading_20_1" style:master-page-name="">
      <style:paragraph-properties style:page-number="auto" fo:break-before="auto" fo:break-after="auto"/>
      <style:text-properties fo:color="#000000" style:font-name="Times New Roman1" fo:font-style="normal" style:font-style-asian="normal" style:font-style-complex="normal"/>
    </style:style>
    <style:style style:name="P68" style:family="paragraph" style:parent-style-name="Heading_20_1">
      <style:paragraph-properties fo:break-before="page"/>
      <style:text-properties fo:color="#000000" style:font-name="Times New Roman1" fo:font-style="normal" style:font-style-asian="normal" style:font-style-complex="normal"/>
    </style:style>
    <style:style style:name="P69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70" style:family="paragraph" style:parent-style-name="Standard" style:list-style-name="WW8Num24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71" style:family="paragraph" style:parent-style-name="Standard" style:list-style-name="WW8Num21">
      <style:paragraph-properties fo:text-align="justify" style:justify-single-word="false"/>
      <style:text-properties fo:color="#000000" style:font-name="Times New Roman1" fo:font-style="normal" style:font-style-asian="normal" style:font-style-complex="normal"/>
    </style:style>
    <style:style style:name="P72" style:family="paragraph" style:parent-style-name="Standard" style:list-style-name="WW8Num21">
      <style:paragraph-properties fo:text-align="justify" style:justify-single-word="false"/>
      <style:text-properties fo:color="#000000" style:font-name="Times New Roman1" fo:font-style="normal" officeooo:paragraph-rsid="007a4b0c" style:font-style-asian="normal" style:font-style-complex="normal"/>
    </style:style>
    <style:style style:name="P73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3769eb" officeooo:paragraph-rsid="003769eb" style:font-style-asian="normal" style:font-style-complex="normal"/>
    </style:style>
    <style:style style:name="P74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428d1b" officeooo:paragraph-rsid="00428d1b" style:font-style-asian="normal" style:font-style-complex="normal"/>
    </style:style>
    <style:style style:name="P75" style:family="paragraph" style:parent-style-name="Standard" style:list-style-name="WW8Num35">
      <style:paragraph-properties fo:text-align="justify" style:justify-single-word="false"/>
      <style:text-properties fo:color="#000000" style:font-name="Times New Roman1" fo:font-style="normal" officeooo:rsid="00433566" officeooo:paragraph-rsid="00433566" style:font-style-asian="normal" style:font-style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style:font-name="Times New Roman1" fo:font-style="normal" officeooo:rsid="002f96d4" officeooo:paragraph-rsid="002f96d4" style:font-style-asian="normal" style:font-style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style:font-name="Times New Roman1" fo:font-style="normal" officeooo:rsid="0030bbb4" officeooo:paragraph-rsid="0030bbb4" style:font-style-asian="normal" style:font-style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Times New Roman1" fo:font-style="normal" officeooo:rsid="007a4b0c" officeooo:paragraph-rsid="007a4b0c" style:font-style-asian="normal" style:font-style-complex="normal"/>
    </style:style>
    <style:style style:name="P79" style:family="paragraph" style:parent-style-name="Standard" style:list-style-name="WW8Num21">
      <style:paragraph-properties fo:text-align="justify" style:justify-single-word="false"/>
      <style:text-properties fo:color="#000000" style:font-name="Times New Roman1" fo:font-style="normal" officeooo:rsid="007a4b0c" officeooo:paragraph-rsid="007a4b0c" style:font-style-asian="normal" style:font-style-complex="normal"/>
    </style:style>
    <style:style style:name="P80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7bcb89" officeooo:paragraph-rsid="007bcb89" style:font-style-asian="normal" style:font-style-complex="normal"/>
    </style:style>
    <style:style style:name="P81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tyle="normal" officeooo:rsid="0070421f" officeooo:paragraph-rsid="0070421f" style:font-style-asian="normal" style:font-style-complex="normal"/>
    </style:style>
    <style:style style:name="P82" style:family="paragraph" style:parent-style-name="Standard">
      <style:paragraph-properties fo:text-align="center" style:justify-single-word="false"/>
      <style:text-properties fo:color="#000000" style:font-name="Times" fo:font-size="11pt" fo:font-style="normal" officeooo:rsid="0071b7a0" officeooo:paragraph-rsid="0071b7a0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text-align="center" style:justify-single-word="false"/>
      <style:text-properties fo:color="#000000" style:font-name="Times" fo:font-size="11pt" fo:font-style="normal" officeooo:rsid="0071b7a0" officeooo:paragraph-rsid="00756d1d" style:font-size-asian="11pt" style:font-style-asian="normal" style:font-size-complex="11pt" style:font-style-complex="normal"/>
    </style:style>
    <style:style style:name="P8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20pt" fo:font-style="normal" fo:font-weight="bold" style:font-size-asian="20pt" style:font-style-asian="normal" style:font-weight-asian="bold" style:font-style-complex="normal"/>
    </style:style>
    <style:style style:name="P85" style:family="paragraph" style:parent-style-name="Heading_20_3">
      <style:text-properties fo:color="#000000" style:font-name="Times New Roman1" fo:font-style="normal" style:font-style-asian="normal" style:font-style-complex="normal"/>
    </style:style>
    <style:style style:name="P86" style:family="paragraph" style:parent-style-name="Heading_20_3">
      <style:paragraph-properties fo:margin-top="0.212cm" fo:margin-bottom="0.212cm" loext:contextual-spacing="false"/>
      <style:text-properties fo:color="#000000" style:font-name="Times New Roman1" fo:font-style="normal" style:font-style-asian="normal" style:font-style-complex="normal"/>
    </style:style>
    <style:style style:name="T1" style:family="text">
      <style:text-properties officeooo:rsid="0054774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10c0"/>
    </style:style>
    <style:style style:name="T4" style:family="text">
      <style:text-properties fo:color="#000000" style:font-name="Times New Roman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font-name="Times New Roman1" fo:font-style="normal" officeooo:rsid="005593a5" style:font-style-asian="normal" style:font-style-complex="normal"/>
    </style:style>
    <style:style style:name="T6" style:family="text">
      <style:text-properties fo:color="#000000" style:font-name="Times New Roman1" fo:font-style="normal" officeooo:rsid="006063b3" style:font-style-asian="normal" style:font-style-complex="normal"/>
    </style:style>
    <style:style style:name="T7" style:family="text">
      <style:text-properties fo:color="#000000" style:font-name="Times New Roman1" fo:font-style="normal" officeooo:rsid="006244ec" style:font-style-asian="normal" style:font-style-complex="normal"/>
    </style:style>
    <style:style style:name="T8" style:family="text">
      <style:text-properties fo:color="#000000" style:font-name="Times New Roman1" fo:font-style="normal" officeooo:rsid="0063c004" style:font-style-asian="normal" style:font-style-complex="normal"/>
    </style:style>
    <style:style style:name="T9" style:family="text">
      <style:text-properties fo:color="#000000" style:font-name="Times New Roman1" fo:font-style="normal" officeooo:rsid="0065075f" style:font-style-asian="normal" style:font-style-complex="normal"/>
    </style:style>
    <style:style style:name="T10" style:family="text">
      <style:text-properties fo:color="#000000" style:font-name="Times New Roman1" fo:font-style="normal" officeooo:rsid="0070421f" style:font-style-asian="normal" style:font-style-complex="normal"/>
    </style:style>
    <style:style style:name="T11" style:family="text">
      <style:text-properties fo:color="#000000" style:font-name="Times New Roman1" fo:font-style="normal" style:text-underline-style="solid" style:text-underline-width="auto" style:text-underline-color="font-color" fo:font-weight="bold" officeooo:rsid="006244ec" style:font-style-asian="normal" style:font-weight-asian="bold" style:font-style-complex="normal" style:font-weight-complex="bold"/>
    </style:style>
    <style:style style:name="T12" style:family="text">
      <style:text-properties fo:color="#000000" style:font-name="Times New Roman1" fo:font-style="normal" style:text-underline-style="solid" style:text-underline-width="auto" style:text-underline-color="font-color" fo:font-weight="bold" officeooo:rsid="0065075f" style:font-style-asian="normal" style:font-weight-asian="bold" style:font-style-complex="normal" style:font-weight-complex="bold"/>
    </style:style>
    <style:style style:name="T13" style:family="text">
      <style:text-properties fo:color="#000000" style:font-name="Times New Roman1" fo:font-style="normal" style:text-underline-style="solid" style:text-underline-width="auto" style:text-underline-color="font-color" fo:font-weight="bold" officeooo:rsid="0065b6d7" style:font-style-asian="normal" style:font-weight-asian="bold" style:font-style-complex="normal" style:font-weight-complex="bold"/>
    </style:style>
    <style:style style:name="T14" style:family="text">
      <style:text-properties fo:color="#000000" style:font-name="Times New Roman1" fo:font-style="normal" style:text-underline-style="solid" style:text-underline-width="auto" style:text-underline-color="font-color" fo:font-weight="bold" officeooo:rsid="0068c602" style:font-style-asian="normal" style:font-weight-asian="bold" style:font-style-complex="normal" style:font-weight-complex="bold"/>
    </style:style>
    <style:style style:name="T15" style:family="text">
      <style:text-properties fo:color="#000000" style:font-name="Times New Roman1" fo:font-style="normal" style:text-underline-style="none" fo:font-weight="normal" officeooo:rsid="0065075f" style:font-style-asian="normal" style:font-weight-asian="normal" style:font-style-complex="normal" style:font-weight-complex="normal"/>
    </style:style>
    <style:style style:name="T16" style:family="text">
      <style:text-properties fo:color="#000000" style:font-name="Times New Roman1" fo:font-style="normal" style:text-underline-style="none" fo:font-weight="normal" officeooo:rsid="0065b6d7" style:font-style-asian="normal" style:font-weight-asian="normal" style:font-style-complex="normal" style:font-weight-complex="normal"/>
    </style:style>
    <style:style style:name="T17" style:family="text">
      <style:text-properties fo:color="#000000" style:font-name="Times New Roman1" fo:font-style="normal" style:text-underline-style="none" fo:font-weight="normal" officeooo:rsid="0068c602" style:font-style-asian="normal" style:font-weight-asian="normal" style:font-style-complex="normal" style:font-weight-complex="normal"/>
    </style:style>
    <style:style style:name="T18" style:family="text">
      <style:text-properties fo:color="#000000" style:font-name="Times New Roman1" fo:font-style="normal" style:text-underline-style="none" fo:font-weight="normal" officeooo:rsid="005593a5" style:font-style-asian="normal" style:font-weight-asian="normal" style:font-style-complex="normal" style:font-weight-complex="normal"/>
    </style:style>
    <style:style style:name="T19" style:family="text">
      <style:text-properties fo:color="#000000" style:font-name="Times New Roman1" fo:font-style="normal" style:text-underline-style="none" fo:font-weight="normal" officeooo:rsid="00568c43" style:font-style-asian="normal" style:font-weight-asian="normal" style:font-style-complex="normal" style:font-weight-complex="normal"/>
    </style:style>
    <style:style style:name="T20" style:family="text">
      <style:text-properties fo:color="#000000" style:font-name="Times New Roman1" fo:font-style="normal" style:text-underline-style="none" fo:font-weight="normal" officeooo:rsid="006932cb" style:font-style-asian="normal" style:font-weight-asian="normal" style:font-style-complex="normal" style:font-weight-complex="normal"/>
    </style:style>
    <style:style style:name="T21" style:family="text">
      <style:text-properties fo:color="#000000" style:font-name="Times New Roman1" fo:font-style="normal" style:text-underline-style="none" fo:font-weight="normal" officeooo:rsid="0069847d" style:font-style-asian="normal" style:font-weight-asian="normal" style:font-style-complex="normal" style:font-weight-complex="normal"/>
    </style:style>
    <style:style style:name="T22" style:family="text">
      <style:text-properties fo:color="#000000" style:font-name="Times New Roman1" fo:language="pt" fo:country="BR" fo:font-style="normal" style:language-asian="pt" style:country-asian="BR" style:font-style-asian="normal" style:font-style-complex="normal"/>
    </style:style>
    <style:style style:name="T23" style:family="text">
      <style:text-properties fo:color="#000000" style:font-name="Times New Roman1" fo:font-size="11pt" fo:language="pt" fo:country="BR" fo:font-style="normal" style:font-size-asian="11pt" style:language-asian="pt" style:country-asian="BR" style:font-style-asian="normal" style:font-name-complex="Calibri" style:font-size-complex="11pt" style:font-style-complex="normal"/>
    </style:style>
    <style:style style:name="T24" style:family="text">
      <style:text-properties fo:color="#000000" style:font-name="Times New Roman1" fo:font-style="italic" officeooo:rsid="0063c004" style:font-style-asian="italic" style:font-style-complex="italic"/>
    </style:style>
    <style:style style:name="T25" style:family="text">
      <style:text-properties officeooo:rsid="001cae3b"/>
    </style:style>
    <style:style style:name="T26" style:family="text">
      <style:text-properties officeooo:rsid="001e84aa"/>
    </style:style>
    <style:style style:name="T27" style:family="text">
      <style:text-properties officeooo:rsid="00226143"/>
    </style:style>
    <style:style style:name="T28" style:family="text">
      <style:text-properties officeooo:rsid="00232a82"/>
    </style:style>
    <style:style style:name="T29" style:family="text">
      <style:text-properties officeooo:rsid="0023c0db"/>
    </style:style>
    <style:style style:name="T30" style:family="text">
      <style:text-properties officeooo:rsid="0024a48a"/>
    </style:style>
    <style:style style:name="T31" style:family="text">
      <style:text-properties officeooo:rsid="00261b6c"/>
    </style:style>
    <style:style style:name="T32" style:family="text">
      <style:text-properties style:text-underline-style="none" officeooo:rsid="002b23fc"/>
    </style:style>
    <style:style style:name="T33" style:family="text">
      <style:text-properties officeooo:rsid="0030bbb4"/>
    </style:style>
    <style:style style:name="T34" style:family="text">
      <style:text-properties officeooo:rsid="00389f6d"/>
    </style:style>
    <style:style style:name="T35" style:family="text">
      <style:text-properties officeooo:rsid="004182cb"/>
    </style:style>
    <style:style style:name="T36" style:family="text">
      <style:text-properties officeooo:rsid="00428d1b"/>
    </style:style>
    <style:style style:name="T37" style:family="text">
      <style:text-properties officeooo:rsid="0044a914"/>
    </style:style>
    <style:style style:name="T38" style:family="text">
      <style:text-properties officeooo:rsid="0071b7a0"/>
    </style:style>
    <style:style style:name="T39" style:family="text">
      <style:text-properties officeooo:rsid="0072f344"/>
    </style:style>
    <style:style style:name="T40" style:family="text">
      <style:text-properties officeooo:rsid="00756d1d"/>
    </style:style>
    <style:style style:name="T41" style:family="text">
      <style:text-properties officeooo:rsid="007717f8"/>
    </style:style>
    <style:style style:name="T42" style:family="text">
      <style:text-properties officeooo:rsid="00788d2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foSaúde</text:p>
      <text:p text:style-name="P3">Plano de Gerência de Configuração</text:p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Monteiro, 01 de abril de 2015</text:p>
      <text:p text:style-name="P64">Revisões</text:p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4"><text:span text:style-name="Emphasis"><text:span text:style-name="T4">Data</text:span></text:span></text:p>
          </table:table-cell>
          <table:table-cell table:style-name="Tabela1.A1" office:value-type="string">
            <text:p text:style-name="P34"><text:span text:style-name="Emphasis"><text:span text:style-name="T4">Descrição</text:span></text:span></text:p>
          </table:table-cell>
          <table:table-cell table:style-name="Tabela1.C1" office:value-type="string">
            <text:p text:style-name="P34"><text:span text:style-name="Emphasis"><text:span text:style-name="T4">Autor</text:span></text:span></text:p>
          </table:table-cell>
        </table:table-row>
        <table:table-row table:style-name="Tabela1.1">
          <table:table-cell table:style-name="Tabela1.A1" office:value-type="string">
            <text:p text:style-name="P35"><text:span text:style-name="Emphasis"><text:span text:style-name="T10">01/04/2015</text:span></text:span></text:p>
          </table:table-cell>
          <table:table-cell table:style-name="Tabela1.A1" office:value-type="string">
            <text:p text:style-name="P31">Criação do Documento de Gerência de Configuração</text:p>
          </table:table-cell>
          <table:table-cell table:style-name="Tabela1.C1" office:value-type="string">
            <text:p text:style-name="P28">Joelton, Vanderlan e Jefferson</text:p>
          </table:table-cell>
        </table:table-row>
        <table:table-row table:style-name="Tabela1.1">
          <table:table-cell table:style-name="Tabela1.A1" office:value-type="string">
            <text:p text:style-name="P28">22/05/2015</text:p>
          </table:table-cell>
          <table:table-cell table:style-name="Tabela1.A1" office:value-type="string">
            <text:p text:style-name="P28">Atualização da estratégia de Baselines e Releases</text:p>
          </table:table-cell>
          <table:table-cell table:style-name="Tabela1.C1" office:value-type="string">
            <text:p text:style-name="P28">Joelton</text:p>
          </table:table-cell>
        </table:table-row>
        <table:table-row table:style-name="Tabela1.1">
          <table:table-cell table:style-name="Tabela1.A1" office:value-type="string">
            <text:p text:style-name="P80">12/06/2015</text:p>
          </table:table-cell>
          <table:table-cell table:style-name="Tabela1.A1" office:value-type="string">
            <text:p text:style-name="P28">Atualização da estratégia de Baselines e Releases</text:p>
          </table:table-cell>
          <table:table-cell table:style-name="Tabela1.C1" office:value-type="string">
            <text:p text:style-name="P80">Todos</text:p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C1" office:value-type="string">
            <text:p text:style-name="P14"/>
          </table:table-cell>
        </table:table-row>
      </table:table>
      <text:p text:style-name="P7"/>
      <text:p text:style-name="P41">CONTEÚDO</text:p>
      <text:p text:style-name="P7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7"><text:a xlink:type="simple" xlink:href="#__RefHeading___Toc413326730" text:style-name="Internet_20_link" text:visited-style-name="Visited_20_Internet_20_Link"><text:span text:style-name="T22">1</text:span></text:a><text:a xlink:type="simple" xlink:href="#__RefHeading___Toc413326730" text:style-name="Internet_20_link" text:visited-style-name="Visited_20_Internet_20_Link"><text:span text:style-name="T23"><text:tab/></text:span></text:a><text:a xlink:type="simple" xlink:href="#__RefHeading___Toc413326730" text:style-name="Internet_20_link" text:visited-style-name="Visited_20_Internet_20_Link"><text:span text:style-name="T22">Introdução<text:tab/>4</text:span></text:a></text:p>
          <text:p text:style-name="P38"><text:a xlink:type="simple" xlink:href="#__RefHeading___Toc413326731" text:style-name="Internet_20_link" text:visited-style-name="Visited_20_Internet_20_Link"><text:span text:style-name="T22">1.1</text:span></text:a><text:a xlink:type="simple" xlink:href="#__RefHeading___Toc413326731" text:style-name="Internet_20_link" text:visited-style-name="Visited_20_Internet_20_Link"><text:span text:style-name="T23"><text:tab/></text:span></text:a><text:a xlink:type="simple" xlink:href="#__RefHeading___Toc413326731" text:style-name="Internet_20_link" text:visited-style-name="Visited_20_Internet_20_Link"><text:span text:style-name="T22">Objetivos<text:tab/>4</text:span></text:a></text:p>
          <text:p text:style-name="P39"><text:a xlink:type="simple" xlink:href="#__RefHeading___Toc413326732" text:style-name="Internet_20_link" text:visited-style-name="Visited_20_Internet_20_Link"><text:span text:style-name="T22">1.1.1</text:span></text:a><text:a xlink:type="simple" xlink:href="#__RefHeading___Toc413326732" text:style-name="Internet_20_link" text:visited-style-name="Visited_20_Internet_20_Link"><text:span text:style-name="T23"><text:tab/></text:span></text:a><text:a xlink:type="simple" xlink:href="#__RefHeading___Toc413326732" text:style-name="Internet_20_link" text:visited-style-name="Visited_20_Internet_20_Link"><text:span text:style-name="T22">Organização do Documento<text:tab/>4</text:span></text:a></text:p>
          <text:p text:style-name="P37"><text:a xlink:type="simple" xlink:href="#__RefHeading___Toc413326733" text:style-name="Internet_20_link" text:visited-style-name="Visited_20_Internet_20_Link"><text:span text:style-name="T22">2</text:span></text:a><text:a xlink:type="simple" xlink:href="#__RefHeading___Toc413326733" text:style-name="Internet_20_link" text:visited-style-name="Visited_20_Internet_20_Link"><text:span text:style-name="T23"><text:tab/></text:span></text:a><text:a xlink:type="simple" xlink:href="#__RefHeading___Toc413326733" text:style-name="Internet_20_link" text:visited-style-name="Visited_20_Internet_20_Link"><text:span text:style-name="T22">Papeis e Responsabilidades<text:tab/>4</text:span></text:a></text:p>
          <text:p text:style-name="P37"><text:a xlink:type="simple" xlink:href="#__RefHeading___Toc413326734" text:style-name="Internet_20_link" text:visited-style-name="Visited_20_Internet_20_Link"><text:span text:style-name="T22">3</text:span></text:a><text:a xlink:type="simple" xlink:href="#__RefHeading___Toc413326734" text:style-name="Internet_20_link" text:visited-style-name="Visited_20_Internet_20_Link"><text:span text:style-name="T23"><text:tab/></text:span></text:a><text:a xlink:type="simple" xlink:href="#__RefHeading___Toc413326734" text:style-name="Internet_20_link" text:visited-style-name="Visited_20_Internet_20_Link"><text:span text:style-name="T22">Plano de Configuração<text:tab/>4</text:span></text:a></text:p>
          <text:p text:style-name="P38"><text:a xlink:type="simple" xlink:href="#__RefHeading___Toc413326735" text:style-name="Internet_20_link" text:visited-style-name="Visited_20_Internet_20_Link"><text:span text:style-name="T22">3.1</text:span></text:a><text:a xlink:type="simple" xlink:href="#__RefHeading___Toc413326735" text:style-name="Internet_20_link" text:visited-style-name="Visited_20_Internet_20_Link"><text:span text:style-name="T23"><text:tab/></text:span></text:a><text:a xlink:type="simple" xlink:href="#__RefHeading___Toc413326735" text:style-name="Internet_20_link" text:visited-style-name="Visited_20_Internet_20_Link"><text:span text:style-name="T22">Controle de Configuração<text:tab/>4</text:span></text:a></text:p>
          <text:p text:style-name="P39"><text:a xlink:type="simple" xlink:href="#__RefHeading___Toc413326736" text:style-name="Internet_20_link" text:visited-style-name="Visited_20_Internet_20_Link"><text:span text:style-name="T22">3.1.1</text:span></text:a><text:a xlink:type="simple" xlink:href="#__RefHeading___Toc413326736" text:style-name="Internet_20_link" text:visited-style-name="Visited_20_Internet_20_Link"><text:span text:style-name="T23"><text:tab/></text:span></text:a><text:a xlink:type="simple" xlink:href="#__RefHeading___Toc413326736" text:style-name="Internet_20_link" text:visited-style-name="Visited_20_Internet_20_Link"><text:span text:style-name="T22">Estrutura do Repositório de Gerência de Configuração<text:tab/>5</text:span></text:a></text:p>
          <text:p text:style-name="P37"><text:a xlink:type="simple" xlink:href="#__RefHeading___Toc413326737" text:style-name="Internet_20_link" text:visited-style-name="Visited_20_Internet_20_Link"><text:span text:style-name="T22">4</text:span></text:a><text:a xlink:type="simple" xlink:href="#__RefHeading___Toc413326737" text:style-name="Internet_20_link" text:visited-style-name="Visited_20_Internet_20_Link"><text:span text:style-name="T23"><text:tab/></text:span></text:a><text:a xlink:type="simple" xlink:href="#__RefHeading___Toc413326737" text:style-name="Internet_20_link" text:visited-style-name="Visited_20_Internet_20_Link"><text:span text:style-name="T22">Métodos de Identificação<text:tab/>6</text:span></text:a></text:p>
          <text:p text:style-name="P38"><text:a xlink:type="simple" xlink:href="#__RefHeading___Toc413326738" text:style-name="Internet_20_link" text:visited-style-name="Visited_20_Internet_20_Link"><text:span text:style-name="T22">4.1</text:span></text:a><text:a xlink:type="simple" xlink:href="#__RefHeading___Toc413326738" text:style-name="Internet_20_link" text:visited-style-name="Visited_20_Internet_20_Link"><text:span text:style-name="T23"><text:tab/></text:span></text:a><text:a xlink:type="simple" xlink:href="#__RefHeading___Toc413326738" text:style-name="Internet_20_link" text:visited-style-name="Visited_20_Internet_20_Link"><text:span text:style-name="T22">Documentos<text:tab/>6</text:span></text:a></text:p>
          <text:p text:style-name="P38"><text:a xlink:type="simple" xlink:href="#__RefHeading___Toc413326739" text:style-name="Internet_20_link" text:visited-style-name="Visited_20_Internet_20_Link"><text:span text:style-name="T22">4.2</text:span></text:a><text:a xlink:type="simple" xlink:href="#__RefHeading___Toc413326739" text:style-name="Internet_20_link" text:visited-style-name="Visited_20_Internet_20_Link"><text:span text:style-name="T23"><text:tab/></text:span></text:a><text:a xlink:type="simple" xlink:href="#__RefHeading___Toc413326739" text:style-name="Internet_20_link" text:visited-style-name="Visited_20_Internet_20_Link"><text:span text:style-name="T22">Versionamento<text:tab/>7</text:span></text:a></text:p>
          <text:p text:style-name="P38"><text:a xlink:type="simple" xlink:href="#__RefHeading___Toc413326740" text:style-name="Internet_20_link" text:visited-style-name="Visited_20_Internet_20_Link"><text:span text:style-name="T22">4.3</text:span></text:a><text:a xlink:type="simple" xlink:href="#__RefHeading___Toc413326740" text:style-name="Internet_20_link" text:visited-style-name="Visited_20_Internet_20_Link"><text:span text:style-name="T23"><text:tab/></text:span></text:a><text:a xlink:type="simple" xlink:href="#__RefHeading___Toc413326740" text:style-name="Internet_20_link" text:visited-style-name="Visited_20_Internet_20_Link"><text:span text:style-name="T22">Baselines e Releases<text:tab/>7</text:span></text:a></text:p>
          <text:p text:style-name="P37"><text:a xlink:type="simple" xlink:href="#__RefHeading___Toc413326741" text:style-name="Internet_20_link" text:visited-style-name="Visited_20_Internet_20_Link"><text:span text:style-name="T22">5</text:span></text:a><text:a xlink:type="simple" xlink:href="#__RefHeading___Toc413326741" text:style-name="Internet_20_link" text:visited-style-name="Visited_20_Internet_20_Link"><text:span text:style-name="T23"><text:tab/></text:span></text:a><text:a xlink:type="simple" xlink:href="#__RefHeading___Toc413326741" text:style-name="Internet_20_link" text:visited-style-name="Visited_20_Internet_20_Link"><text:span text:style-name="T22">Ambiente, Ferramentas e Infra-estrutura<text:tab/>7</text:span></text:a></text:p>
          <text:p text:style-name="P38"><text:a xlink:type="simple" xlink:href="#__RefHeading___Toc413326742" text:style-name="Internet_20_link" text:visited-style-name="Visited_20_Internet_20_Link"><text:span text:style-name="T22">5.1</text:span></text:a><text:a xlink:type="simple" xlink:href="#__RefHeading___Toc413326742" text:style-name="Internet_20_link" text:visited-style-name="Visited_20_Internet_20_Link"><text:span text:style-name="T23"><text:tab/></text:span></text:a><text:a xlink:type="simple" xlink:href="#__RefHeading___Toc413326742" text:style-name="Internet_20_link" text:visited-style-name="Visited_20_Internet_20_Link"><text:span text:style-name="T22">Plano de Software<text:tab/>7</text:span></text:a></text:p>
          <text:p text:style-name="P37"><text:a xlink:type="simple" xlink:href="#__RefHeading___Toc413326743" text:style-name="Internet_20_link" text:visited-style-name="Visited_20_Internet_20_Link"><text:span text:style-name="T22">6</text:span></text:a><text:a xlink:type="simple" xlink:href="#__RefHeading___Toc413326743" text:style-name="Internet_20_link" text:visited-style-name="Visited_20_Internet_20_Link"><text:span text:style-name="T23"><text:tab/></text:span></text:a><text:a xlink:type="simple" xlink:href="#__RefHeading___Toc413326743" text:style-name="Internet_20_link" text:visited-style-name="Visited_20_Internet_20_Link"><text:span text:style-name="T22">Estrutura de Branches do Projeto<text:tab/>8</text:span></text:a></text:p>
        </text:index-body>
      </text:table-of-content>
      <text:p text:style-name="P7"/>
      <text:list xml:id="list2712138707954466119" text:style-name="WW8Num34">
        <text:list-item>
          <text:h text:style-name="P67" text:outline-level="1"><text:bookmark-start text:name="__RefHeading___Toc413326730"/>Introdução<text:bookmark-end text:name="__RefHeading___Toc413326730"/></text:h>
        </text:list-item>
      </text:list>
      <text:p text:style-name="P47">Este documento descreve o Plano de Gerência de Configuração para o projeto de desenvolvimento do sistema <text:span text:style-name="T3">InfoSaúde: ACS e Vacinador</text:span>.</text:p>
      <text:p text:style-name="P9"/>
      <text:list xml:id="list205158661218559" text:continue-numbering="true" text:style-name="WW8Num34">
        <text:list-item>
          <text:list>
            <text:list-item>
              <text:h text:style-name="P65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48">O presente documento tem por objetivo apresentar a organização, nomenclatura e regras de versionamento para a ger<text:span text:style-name="T29">ê</text:span>ncia de configuração do projeto de desenvolvimento do sistema <text:span text:style-name="T3">InfoSaúde: ACS e Vacinador</text:span>.</text:p>
      <text:p text:style-name="P47">Este plano é destinado a todos os integrantes da equipe responsável pelo <text:span text:style-name="T30">d</text:span>esenvolvimento do sistema.</text:p>
      <text:list xml:id="list205157831930001" text:continue-numbering="true" text:style-name="WW8Num34">
        <text:list-item>
          <text:list>
            <text:list-item>
              <text:list>
                <text:list-item>
                  <text:h text:style-name="P86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49"/>
      <text:p text:style-name="P49"><text:soft-page-break/>Nesta seção deve ser descrita a estrutura do documento, conforme exemplo abaixo:</text:p>
      <text:p text:style-name="P50">As seções subseq<text:span text:style-name="T26">u</text:span>entes deste documento estão assim organizadas: </text:p>
      <text:list xml:id="list8900780277358109229" text:style-name="WW8Num35">
        <text:list-item>
          <text:p text:style-name="P69">Seção 2, são descrito<text:span text:style-name="T36">s</text:span> os papeis e responsabilidades da gerência de configuração; </text:p>
        </text:list-item>
        <text:list-item>
          <text:p text:style-name="P69">Seção 3 é apresenta<text:span text:style-name="T36">do</text:span>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73">Na seção 4 são apresentados os métodos de identificação adotados para os artefatos produzidos durante o projeto, esses métodos de identificação devem gerir a nomenclatura <text:span text:style-name="T34">dos mesmos.</text:span></text:p>
        </text:list-item>
        <text:list-item>
          <text:p text:style-name="P74">Na seção 5, <text:s/>são descritos as tecnologias utilizadas no desenvolvimento e a infraestrutura necessária para o projeto.</text:p>
        </text:list-item>
        <text:list-item>
          <text:p text:style-name="P75">Na sexta e última seção é mostrado a estrutura de ramificação (<text:span text:style-name="T2">branches</text:span>) do projeto e como irá funcionar <text:s/><text:span text:style-name="T37">a integração do código dentro do repositório.</text:span></text:p>
        </text:list-item>
      </text:list>
      <text:p text:style-name="P10"/>
      <text:p text:style-name="P9"/>
      <text:list xml:id="list205158282926702" text:continue-list="list205157831930001" text:style-name="WW8Num34">
        <text:list-item>
          <text:h text:style-name="P66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29">Papel</text:p>
          </table:table-cell>
          <table:table-cell table:style-name="Tabela2.A1" office:value-type="string">
            <text:p text:style-name="P30">Responsável</text:p>
          </table:table-cell>
          <table:table-cell table:style-name="Tabela2.C1" office:value-type="string">
            <text:p text:style-name="P30">Backup</text:p>
          </table:table-cell>
        </table:table-row>
        <table:table-row table:style-name="Tabela2.1">
          <table:table-cell table:style-name="Tabela2.A1" office:value-type="string">
            <text:p text:style-name="P24">Analista de Qualidade</text:p>
          </table:table-cell>
          <table:table-cell table:style-name="Tabela2.A1" office:value-type="string">
            <text:p text:style-name="P25">Ednaldo Dilorenzo</text:p>
          </table:table-cell>
          <table:table-cell table:style-name="Tabela2.C1" office:value-type="string">
            <text:p text:style-name="P25"/>
          </table:table-cell>
        </table:table-row>
        <table:table-row table:style-name="Tabela2.1">
          <table:table-cell table:style-name="Tabela2.A1" office:value-type="string">
            <text:p text:style-name="P24">Cliente</text:p>
          </table:table-cell>
          <table:table-cell table:style-name="Tabela2.A1" office:value-type="string">
            <text:p text:style-name="P25">Prefeitura de Monteiro, Secretária de Saúde</text:p>
          </table:table-cell>
          <table:table-cell table:style-name="Tabela2.C1" office:value-type="string">
            <text:p text:style-name="P26">Administração da UBS-6</text:p>
          </table:table-cell>
        </table:table-row>
        <table:table-row table:style-name="Tabela2.1">
          <table:table-cell table:style-name="Tabela2.A1" office:value-type="string">
            <text:p text:style-name="P24">Desenvolvedor</text:p>
          </table:table-cell>
          <table:table-cell table:style-name="Tabela2.A1" office:value-type="string">
            <text:p text:style-name="P26"><text:bookmark-start text:name="__DdeLink__1090_1433939844"/>Jefferson, Joelton, Vanderlan<text:bookmark-end text:name="__DdeLink__1090_1433939844"/></text:p>
          </table:table-cell>
          <table:table-cell table:style-name="Tabela2.C1" office:value-type="string">
            <text:p text:style-name="P26">Jefferson, Joelton, Vanderlan</text:p>
          </table:table-cell>
        </table:table-row>
        <table:table-row table:style-name="Tabela2.1">
          <table:table-cell table:style-name="Tabela2.A5" office:value-type="string">
            <text:p text:style-name="P24">Gerente de Configuração</text:p>
          </table:table-cell>
          <table:table-cell table:style-name="Tabela2.A5" office:value-type="string">
            <text:p text:style-name="P27">Joelton</text:p>
          </table:table-cell>
          <table:table-cell table:style-name="Tabela2.C5" office:value-type="string">
            <text:p text:style-name="P26">Jefferson</text:p>
          </table:table-cell>
        </table:table-row>
        <table:table-row table:style-name="Tabela2.1">
          <table:table-cell table:style-name="Tabela2.A5" office:value-type="string">
            <text:p text:style-name="P24">Líder de Projeto</text:p>
          </table:table-cell>
          <table:table-cell table:style-name="Tabela2.A5" office:value-type="string">
            <text:p text:style-name="P27">Vanderlan</text:p>
          </table:table-cell>
          <table:table-cell table:style-name="Tabela2.C5" office:value-type="string">
            <text:p text:style-name="P27">Joelton</text:p>
          </table:table-cell>
        </table:table-row>
        <table:table-row table:style-name="Tabela2.1">
          <table:table-cell table:style-name="Tabela2.A5" office:value-type="string">
            <text:p text:style-name="P24">Testador</text:p>
          </table:table-cell>
          <table:table-cell table:style-name="Tabela2.A5" office:value-type="string">
            <text:p text:style-name="P27">Jefferson</text:p>
          </table:table-cell>
          <table:table-cell table:style-name="Tabela2.C5" office:value-type="string">
            <text:p text:style-name="P26">Vanderlan</text:p>
          </table:table-cell>
        </table:table-row>
      </table:table>
      <text:p text:style-name="P9"><text:soft-page-break/></text:p>
      <text:list xml:id="list205158838664480" text:continue-numbering="true" text:style-name="WW8Num34">
        <text:list-item>
          <text:h text:style-name="P66" text:outline-level="1"><text:bookmark-start text:name="__RefHeading___Toc413326734"/>Plano de Configuração<text:bookmark-end text:name="__RefHeading___Toc413326734"/></text:h>
          <text:list>
            <text:list-item>
              <text:h text:style-name="P65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45"/>
      <text:p text:style-name="P46">O controle de configuração desse projeto será realizado em três etapas:</text:p>
      <text:p text:style-name="P46"/>
      <text:list xml:id="list6987833252322854312" text:style-name="L1">
        <text:list-item>
          <text:p text:style-name="P76">Controle de versões</text:p>
        </text:list-item>
        <text:list-item>
          <text:p text:style-name="P77">Controle de modificações</text:p>
        </text:list-item>
        <text:list-item>
          <text:p text:style-name="P76">Gerenciamento de construção</text:p>
        </text:list-item>
      </text:list>
      <text:p text:style-name="P11"/>
      <text:p text:style-name="P11"><text:tab/><text:span text:style-name="T33">O controle de versões será realizado com a ferramenta de controle distribuído Git, através do serviço de web hosting Github.</text:span></text:p>
      <text:p text:style-name="P12"><text:tab/>O controle de modificações também será realizado com a ferramenta supracitada, utilizando-se do recurso de controle de modificações.</text:p>
      <text:p text:style-name="P12"><text:tab/>O gerenciamento de construção será realizado através da ferramenta Apache Maven, <text:span text:style-name="T35">para o </text:span><text:s/>que fornece apoio no gerenciamento de dependências e também no gerenciamento de build.</text:p>
      <text:list xml:id="list205158348595426" text:continue-list="list205158838664480" text:style-name="WW8Num34">
        <text:list-item>
          <text:list>
            <text:list-item>
              <text:list>
                <text:list-item>
                  <text:h text:style-name="P85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51">A seguir será apresenta a estrutura definida para armazenamento dos artefatos do projeto no repositório.</text:p>
      <text:p text:style-name="P51"/>
      <text:p text:style-name="P54">Repositório</text:p>
      <text:p text:style-name="P51">+-Sistema</text:p>
      <text:p text:style-name="P51">| <text:s/>+-000-Requisitos</text:p>
      <text:p text:style-name="P51">| <text:s/>+-001-Análise e Projeto</text:p>
      <text:p text:style-name="P51">| <text:s/>+-002-Implementação</text:p>
      <text:p text:style-name="P51">| <text:s/>+-003-Teste</text:p>
      <text:p text:style-name="P51">| <text:s/>+-004-Gerência de Configuração</text:p>
      <text:p text:style-name="P51">+-Projeto-XXX</text:p>
      <text:p text:style-name="P59">| <text:s/>+-000-Gerência de Projeto</text:p>
      <text:p text:style-name="P59">| <text:s/>+-001-Atas de Reunião</text:p>
      <text:p text:style-name="P59">| <text:s/>+-002-Acompanhamento</text:p>
      <text:p text:style-name="P59"><text:s text:c="3"/>| +-CONSVVV-ITYYY</text:p>
      <text:p text:style-name="P59">| <text:s/>+-003-Teste</text:p>
      <text:p text:style-name="P51"><text:s text:c="3"/>| <text:s/>+-CONSVVV-ITYYY</text:p>
      <text:p text:style-name="P59"/>
      <text:p text:style-name="P10"/>
      <text:p text:style-name="P60">O repositório é dividido em Si<text:span text:style-name="T25">s</text:span>tema, para artefatos que pertencem ao sistema <text:span text:style-name="T31">independente</text:span> de quantos projetos irão desenvolvê-lo e Projeto-XXX, onde XXX é o identificador do projeto. Isso é necessário pois vários projetos podem ser executados para o desenvolvimento do mesmo sistema. Os subdiretórios estão organizados pelas disciplinas do processo. A tabela abaixo identifica o que deve ser armazenado em cada subdiretório do projeto.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0">Diretório Principal</text:p>
          </table:table-cell>
          <table:table-cell table:style-name="Tabela3.A1" office:value-type="string">
            <text:p text:style-name="P10">Subdiretório</text:p>
          </table:table-cell>
          <table:table-cell table:style-name="Tabela3.C1" office:value-type="string">
            <text:p text:style-name="P10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10">Sistema</text:p>
          </table:table-cell>
          <table:table-cell table:style-name="Tabela3.A1" office:value-type="string">
            <text:p text:style-name="P10">000-Requisitos</text:p>
          </table:table-cell>
          <table:table-cell table:style-name="Tabela3.C1" office:value-type="string">
            <text:p text:style-name="P10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1-Análise e Projeto</text:p>
          </table:table-cell>
          <table:table-cell table:style-name="Tabela3.C1" office:value-type="string">
            <text:p text:style-name="P10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2-Implementação</text:p>
          </table:table-cell>
          <table:table-cell table:style-name="Tabela3.C1" office:value-type="string">
            <text:p text:style-name="P10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3-Teste</text:p>
          </table:table-cell>
          <table:table-cell table:style-name="Tabela3.C1" office:value-type="string">
            <text:p text:style-name="P10">Documento relativo aos cenários de teste para as <text:span text:style-name="T2">User Stories</text:span>. 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4-Gerência de Configuração</text:p>
          </table:table-cell>
          <table:table-cell table:style-name="Tabela3.C1" office:value-type="string">
            <text:p text:style-name="P10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10">Projeto</text:p>
          </table:table-cell>
          <table:table-cell table:style-name="Tabela3.A1" office:value-type="string">
            <text:p text:style-name="P10">000-Gerência de Projeto</text:p>
          </table:table-cell>
          <table:table-cell table:style-name="Tabela3.C1" office:value-type="string">
            <text:p text:style-name="P10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1-Atas de Reunião</text:p>
          </table:table-cell>
          <table:table-cell table:style-name="Tabela3.C1" office:value-type="string">
            <text:p text:style-name="P10">Armazenamento das Atas de reunião do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2-Acompanhamento</text:p>
          </table:table-cell>
          <table:table-cell table:style-name="Tabela3.C1" office:value-type="string">
            <text:p text:style-name="P10">Deve possuir um subdiretório para cada iteração do projeto contendo o plano da iteração, reuniões de acompanhamento da iteração, Reunião de finalização da iteração, Burndown da iteração e timeline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10">003-Teste</text:p>
          </table:table-cell>
          <table:table-cell table:style-name="Tabela3.C1" office:value-type="string">
            <text:p text:style-name="P10">Armazenamento dos relatórios de execução de testes. Deve possuir um subdiretório para cada iteração uma vez que os testes são executados por iteração.</text:p>
          </table:table-cell>
        </table:table-row>
      </table:table>
      <text:p text:style-name="P10"><text:soft-page-break/></text:p>
      <text:list xml:id="list205157904628445" text:continue-numbering="true" text:style-name="WW8Num34">
        <text:list-item>
          <text:h text:style-name="P66" text:outline-level="1"><text:bookmark-start text:name="__RefHeading___Toc413326737"/>Métodos de Identificação<text:bookmark-end text:name="__RefHeading___Toc413326737"/></text:h>
          <text:list>
            <text:list-item>
              <text:h text:style-name="P65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51">Todos os documentos disponibilizados no repositório devem ser identificados baseados na seguinte nomenclatura:</text:p>
      <text:p text:style-name="P51"/>
      <text:p text:style-name="P53">&lt;ID_ARTEFATO&gt;-&lt;NOME_ARTEFATO&gt;</text:p>
      <text:p text:style-name="P53"/>
      <text:p text:style-name="P51">Onde:</text:p>
      <text:p text:style-name="P51"/>
      <text:list xml:id="list1145035350044325804" text:style-name="WW8Num24">
        <text:list-item>
          <text:p text:style-name="P70">&lt;ID_ARTEFATO&gt; é a sigla de identificação do artefato conforme <text:bookmark-ref text:reference-format="text" text:ref-name="_Ref286944089">Tabela 1</text:bookmark-ref>.</text:p>
        </text:list-item>
        <text:list-item>
          <text:p text:style-name="P70">&lt;NOME_ARTEFATO&gt; é nome de identificação do artefato conforme <text:bookmark-ref text:reference-format="text" text:ref-name="_Ref286944089">Tabela 1</text:bookmark-ref>.</text:p>
        </text:list-item>
      </text:list>
      <text:p text:style-name="P6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9">ID_ARTEFATO</text:p>
          </table:table-cell>
          <table:table-cell table:style-name="Tabela4.B1" office:value-type="string">
            <text:p text:style-name="P9">NOME_ARTEFATO</text:p>
          </table:table-cell>
        </table:table-row>
        <table:table-row table:style-name="Tabela4.1">
          <table:table-cell table:style-name="Tabela4.A2" office:value-type="string">
            <text:p text:style-name="P6">PPJ </text:p>
          </table:table-cell>
          <table:table-cell table:style-name="Tabela4.B2" office:value-type="string">
            <text:p text:style-name="P6">Plano de Projeto</text:p>
          </table:table-cell>
        </table:table-row>
        <table:table-row table:style-name="Tabela4.1">
          <table:table-cell table:style-name="Tabela4.A2" office:value-type="string">
            <text:p text:style-name="P6">REQ </text:p>
          </table:table-cell>
          <table:table-cell table:style-name="Tabela4.B2" office:value-type="string">
            <text:p text:style-name="P6">Documento de Requisitos</text:p>
          </table:table-cell>
        </table:table-row>
        <table:table-row table:style-name="Tabela4.1">
          <table:table-cell table:style-name="Tabela4.A2" office:value-type="string">
            <text:p text:style-name="P6">UCS </text:p>
          </table:table-cell>
          <table:table-cell table:style-name="Tabela4.B2" office:value-type="string">
            <text:p text:style-name="P6">Documento de Casos de Uso</text:p>
          </table:table-cell>
        </table:table-row>
        <table:table-row table:style-name="Tabela4.1">
          <table:table-cell table:style-name="Tabela4.A2" office:value-type="string">
            <text:p text:style-name="P6">PBL</text:p>
          </table:table-cell>
          <table:table-cell table:style-name="Tabela4.B2" office:value-type="string">
            <text:p text:style-name="P8">Product Backlog</text:p>
          </table:table-cell>
        </table:table-row>
        <table:table-row table:style-name="Tabela4.1">
          <table:table-cell table:style-name="Tabela4.A2" office:value-type="string">
            <text:p text:style-name="P6">TEA</text:p>
          </table:table-cell>
          <table:table-cell table:style-name="Tabela4.B2" office:value-type="string">
            <text:p text:style-name="P6">Testes de Aceitação</text:p>
          </table:table-cell>
        </table:table-row>
        <table:table-row table:style-name="Tabela4.1">
          <table:table-cell table:style-name="Tabela4.A2" office:value-type="string">
            <text:p text:style-name="P6">PGC </text:p>
          </table:table-cell>
          <table:table-cell table:style-name="Tabela4.B2" office:value-type="string">
            <text:p text:style-name="P6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6">PIT </text:p>
          </table:table-cell>
          <table:table-cell table:style-name="Tabela4.B2" office:value-type="string">
            <text:p text:style-name="P6">Plano de Iteração</text:p>
          </table:table-cell>
        </table:table-row>
        <table:table-row table:style-name="Tabela4.1">
          <table:table-cell table:style-name="Tabela4.A2" office:value-type="string">
            <text:p text:style-name="P6">DRI</text:p>
          </table:table-cell>
          <table:table-cell table:style-name="Tabela4.B2" office:value-type="string">
            <text:p text:style-name="P6">Documento de Riscos</text:p>
          </table:table-cell>
        </table:table-row>
        <table:table-row table:style-name="Tabela4.1">
          <table:table-cell table:style-name="Tabela4.A2" office:value-type="string">
            <text:p text:style-name="P6">ATA</text:p>
          </table:table-cell>
          <table:table-cell table:style-name="Tabela4.B2" office:value-type="string">
            <text:p text:style-name="P6">Ata de Reunião</text:p>
          </table:table-cell>
        </table:table-row>
        <table:table-row table:style-name="Tabela4.1">
          <table:table-cell table:style-name="Tabela4.A2" office:value-type="string">
            <text:p text:style-name="P6">RAP </text:p>
          </table:table-cell>
          <table:table-cell table:style-name="Tabela4.B2" office:value-type="string">
            <text:p text:style-name="P6">Relatório de Acompanhamento do Projeto</text:p>
          </table:table-cell>
        </table:table-row>
      </table:table>
      <text:p text:style-name="Standard"><text:bookmark-start text:name="_Ref286944089"/><text:soft-page-break/>Tabela <text:sequence text:ref-name="refTable0" text:name="Table" text:formula="ooow:Table+1" style:num-format="1">1</text:sequence><text:bookmark-end text:name="_Ref286944089"/> - Identificadores e Nomes dos Artefatos</text:p>
      <text:p text:style-name="P9"/>
      <text:p text:style-name="P9"/>
      <text:list xml:id="list205158747611733" text:continue-list="list205157904628445" text:style-name="WW8Num34">
        <text:list-item>
          <text:list>
            <text:list-item>
              <text:h text:style-name="P65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61">O controle de versão do sistema será feito utilizando Git e o repositório de código será o GitHub.</text:p>
      <text:p text:style-name="P61"/>
      <text:list xml:id="list205157411490559" text:continue-numbering="true" text:style-name="WW8Num34">
        <text:list-item>
          <text:list>
            <text:list-item>
              <text:h text:style-name="P65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44">Durante uma iteração, várias baselines são geradas, com o objetivo de ser utilizada para testes. Caso uma baseline possua erro, uma nova baseline deverá ser gerada para uma nova rodada de testes. Assim, as baselines devem seguir a seguinte nomenclatura:</text:p>
      <text:p text:style-name="P9"/>
      <text:p text:style-name="P32"><text:span text:style-name="T38">&lt;NOME_PROJETO&gt;-IT</text:span>&lt;NUMERO_ITERACAO&gt;.&lt;NUMERO_DA_BASELINE&gt;</text:p>
      <text:p text:style-name="P33">INFO_SAUDE-<text:span text:style-name="T42">IT</text:span>03.0001</text:p>
      <text:p text:style-name="P33"/>
      <text:p text:style-name="P13"/>
      <text:p text:style-name="P10">Onde:</text:p>
      <text:list xml:id="list2133471126236930246" text:style-name="WW8Num21">
        <text:list-item>
          <text:p text:style-name="P71">NUMERO_ITERACAO: O número da iteração em que foi gerada a baseline.</text:p>
        </text:list-item>
        <text:list-item>
          <text:p text:style-name="P71">NUMERO_BASELINE: O número sequencial da baseline dentro da iteração.</text:p>
        </text:list-item>
      </text:list>
      <text:p text:style-name="P10"/>
      <text:p text:style-name="P63">Para releases a nomenclatura é <text:span text:style-name="T42">semelhante</text:span>. <text:span text:style-name="T41">Pois t</text:span>odo o fim de iteração deve ser gerada uma release com a <text:span text:style-name="T41">nomeclatura da iteração que será a</text:span>validada pelo cliente. Assim, as releases de iteração devem seguir a seguinte nomenclatura.</text:p>
      <text:p text:style-name="P63"/>
      <text:p text:style-name="P83">&lt;NOME_PROJETO&gt;-<text:span text:style-name="T42">R</text:span>&lt;NUMERO_ITERACAO&gt;.&lt;NUMERO_DA_BASELINE&gt;</text:p>
      <text:p text:style-name="P33">INFO_SAUDE-<text:span text:style-name="T42">R</text:span>03<text:span text:style-name="T40">.</text:span>0001</text:p>
      <text:p text:style-name="P9"/>
      <text:p text:style-name="P78"/>
      <text:list xml:id="list205158155921610" text:continue-list="list205157411490559" text:style-name="WW8Num34">
        <text:list-item>
          <text:h text:style-name="P68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65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9">Software</text:p>
          </table:table-cell>
          <table:table-cell table:style-name="Tabela5.A1" office:value-type="string">
            <text:p text:style-name="P29">Propósito</text:p>
          </table:table-cell>
          <table:table-cell table:style-name="Tabela5.A1" office:value-type="string">
            <text:p text:style-name="P29">Ambiente</text:p>
          </table:table-cell>
          <table:table-cell table:style-name="Tabela5.D1" office:value-type="string">
            <text:p text:style-name="P29">Release/Versão</text:p>
          </table:table-cell>
        </table:table-row>
        <table:table-row table:style-name="Tabela5.1">
          <table:table-cell table:style-name="Tabela5.A1" office:value-type="string">
            <text:p text:style-name="P15">GIT</text:p>
          </table:table-cell>
          <table:table-cell table:style-name="Tabela5.A1" office:value-type="string">
            <text:p text:style-name="P13">Controle de Repositório</text:p>
          </table:table-cell>
          <table:table-cell table:style-name="Tabela5.A1" office:value-type="string">
            <text:p text:style-name="P13">Desenvolvimento</text:p>
          </table:table-cell>
          <table:table-cell table:style-name="Tabela5.D1" office:value-type="string">
            <text:p text:style-name="P14"/>
          </table:table-cell>
        </table:table-row>
        <table:table-row table:style-name="Tabela5.1">
          <table:table-cell table:style-name="Tabela5.A1" office:value-type="string">
            <text:p text:style-name="P15">LibreOffice Writter</text:p>
          </table:table-cell>
          <table:table-cell table:style-name="Tabela5.A1" office:value-type="string">
            <text:p text:style-name="P18">Escrita da documentação do sistema<text:span text:style-name="T32">.</text:span></text:p>
          </table:table-cell>
          <table:table-cell table:style-name="Tabela5.A1" office:value-type="string">
            <text:p text:style-name="P15">Todos</text:p>
          </table:table-cell>
          <table:table-cell table:style-name="Tabela5.D1" office:value-type="string">
            <text:p text:style-name="P15">4.2.72</text:p>
          </table:table-cell>
        </table:table-row>
        <table:table-row table:style-name="Tabela5.1">
          <table:table-cell table:style-name="Tabela5.A1" office:value-type="string">
            <text:p text:style-name="P14">Java JDK</text:p>
          </table:table-cell>
          <table:table-cell table:style-name="Tabela5.A1" office:value-type="string">
            <text:p text:style-name="P14">Kit básico para o desenvolvimento em Java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6">1.7</text:p>
          </table:table-cell>
        </table:table-row>
        <table:table-row table:style-name="Tabela5.1">
          <table:table-cell table:style-name="Tabela5.A1" office:value-type="string">
            <text:p text:style-name="P14">JSF</text:p>
          </table:table-cell>
          <table:table-cell table:style-name="Tabela5.A1" office:value-type="string">
            <text:p text:style-name="P14">Framework MVC para o desenvolvimento de aplicações Web.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4"><text:span text:style-name="T27">2</text:span>.2</text:p>
          </table:table-cell>
        </table:table-row>
        <table:table-row table:style-name="Tabela5.1">
          <table:table-cell table:style-name="Tabela5.A1" office:value-type="string">
            <text:p text:style-name="P16">EclipseLink</text:p>
          </table:table-cell>
          <table:table-cell table:style-name="Tabela5.A1" office:value-type="string">
            <text:p text:style-name="P14">Framework de persistência.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4">2.6</text:p>
          </table:table-cell>
        </table:table-row>
        <table:table-row table:style-name="Tabela5.1">
          <table:table-cell table:style-name="Tabela5.A1" office:value-type="string">
            <text:p text:style-name="P16">Android Studio</text:p>
          </table:table-cell>
          <table:table-cell table:style-name="Tabela5.A1" office:value-type="string">
            <text:p text:style-name="P14">IDE de desenvolvimento.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6">1.1</text:p>
          </table:table-cell>
        </table:table-row>
        <table:table-row table:style-name="Tabela5.1">
          <table:table-cell table:style-name="Tabela5.A1" office:value-type="string">
            <text:p text:style-name="P16">NetBeans IDE</text:p>
          </table:table-cell>
          <table:table-cell table:style-name="Tabela5.A1" office:value-type="string">
            <text:p text:style-name="P14">IDE de desenvolvimento.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6">8.2</text:p>
          </table:table-cell>
        </table:table-row>
        <table:table-row table:style-name="Tabela5.1">
          <table:table-cell table:style-name="Tabela5.A1" office:value-type="string">
            <text:p text:style-name="P16">PostgreSQL</text:p>
          </table:table-cell>
          <table:table-cell table:style-name="Tabela5.A1" office:value-type="string">
            <text:p text:style-name="P16">Sistema de gerenciamento de banco de dados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6">9.4</text:p>
          </table:table-cell>
        </table:table-row>
        <table:table-row table:style-name="Tabela5.1">
          <table:table-cell table:style-name="Tabela5.A1" office:value-type="string">
            <text:p text:style-name="P16">PgAdmin</text:p>
          </table:table-cell>
          <table:table-cell table:style-name="Tabela5.A1" office:value-type="string">
            <text:p text:style-name="P14">Gerenciador de banco de dados <text:span text:style-name="T27">PostgreSQL</text:span>.</text:p>
          </table:table-cell>
          <table:table-cell table:style-name="Tabela5.A1" office:value-type="string">
            <text:p text:style-name="P14">Desenvolvimento</text:p>
          </table:table-cell>
          <table:table-cell table:style-name="Tabela5.D1" office:value-type="string">
            <text:p text:style-name="P16">1.18.1</text:p>
          </table:table-cell>
        </table:table-row>
        <table:table-row table:style-name="Tabela5.1">
          <table:table-cell table:style-name="Tabela5.A11" office:value-type="string">
            <text:p text:style-name="P16">Astah</text:p>
          </table:table-cell>
          <table:table-cell table:style-name="Tabela5.A11" office:value-type="string">
            <text:p text:style-name="P16">Ferramenta de diagramas e modelagem de dados.</text:p>
          </table:table-cell>
          <table:table-cell table:style-name="Tabela5.A11" office:value-type="string">
            <text:p text:style-name="P16">Desenvolvimento</text:p>
          </table:table-cell>
          <table:table-cell table:style-name="Tabela5.D11" office:value-type="string">
            <text:p text:style-name="P16">6.8</text:p>
          </table:table-cell>
        </table:table-row>
        <table:table-row table:style-name="Tabela5.1">
          <table:table-cell table:style-name="Tabela5.A11" office:value-type="string">
            <text:p text:style-name="P19">MySQL Workbench</text:p>
          </table:table-cell>
          <table:table-cell table:style-name="Tabela5.A11" office:value-type="string">
            <text:p text:style-name="P16">Ferramenta de modelagem <text:span text:style-name="T28">de ER</text:span>.</text:p>
          </table:table-cell>
          <table:table-cell table:style-name="Tabela5.A11" office:value-type="string">
            <text:p text:style-name="P17">Desenvolvimento</text:p>
          </table:table-cell>
          <table:table-cell table:style-name="Tabela5.D11" office:value-type="string">
            <text:p text:style-name="P19">6.0.8</text:p>
          </table:table-cell>
        </table:table-row>
        <table:table-row table:style-name="Tabela5.1">
          <table:table-cell table:style-name="Tabela5.A11" office:value-type="string">
            <text:p text:style-name="P20">Tomcat</text:p>
          </table:table-cell>
          <table:table-cell table:style-name="Tabela5.A11" office:value-type="string">
            <text:p text:style-name="P21">Servidor web</text:p>
          </table:table-cell>
          <table:table-cell table:style-name="Tabela5.A11" office:value-type="string">
            <text:p text:style-name="P21">Desenvolvimento</text:p>
          </table:table-cell>
          <table:table-cell table:style-name="Tabela5.D11" office:value-type="string">
            <text:p text:style-name="P20">8.0.21</text:p>
          </table:table-cell>
        </table:table-row>
        <table:table-row table:style-name="Tabela5.1">
          <table:table-cell table:style-name="Tabela5.A11" office:value-type="string">
            <text:p text:style-name="P22">Trello</text:p>
          </table:table-cell>
          <table:table-cell table:style-name="Tabela5.A11" office:value-type="string">
            <text:p text:style-name="P22">Ferramenta de gerenciamento de projetos</text:p>
          </table:table-cell>
          <table:table-cell table:style-name="Tabela5.A11" office:value-type="string">
            <text:p text:style-name="P22">Desenvolvimento</text:p>
          </table:table-cell>
          <table:table-cell table:style-name="Tabela5.D11" office:value-type="string">
            <text:p text:style-name="P19"/>
          </table:table-cell>
        </table:table-row>
        <table:table-row table:style-name="Tabela5.1">
          <table:table-cell table:style-name="Tabela5.A11" office:value-type="string">
            <text:p text:style-name="P23">SQLite</text:p>
          </table:table-cell>
          <table:table-cell table:style-name="Tabela5.A11" office:value-type="string">
            <text:p text:style-name="P16">Sistema de gerenciamento de banco de dados</text:p>
          </table:table-cell>
          <table:table-cell table:style-name="Tabela5.A11" office:value-type="string">
            <text:p text:style-name="P14">Desenvolvimento</text:p>
          </table:table-cell>
          <table:table-cell table:style-name="Tabela5.D11" office:value-type="string">
            <text:p text:style-name="P23">3.8.4.3</text:p>
          </table:table-cell>
        </table:table-row>
      </table:table>
      <text:p text:style-name="Standard">Tabela <text:sequence text:ref-name="refTable1" text:name="Table" text:formula="ooow:Table+1" style:num-format="1">2</text:sequence> - Plano de Software</text:p>
      <text:p text:style-name="P9"/>
      <text:list xml:id="list205158330882261" text:continue-numbering="true" text:style-name="WW8Num34">
        <text:list-item>
          <text:h text:style-name="P66" text:outline-level="1"><text:bookmark-start text:name="__RefHeading___Toc413326743"/>Estrutura de Branches do Projeto<text:bookmark-end text:name="__RefHeading___Toc413326743"/></text:h>
        </text:list-item>
      </text:list>
      <text:p text:style-name="P52"/>
      <text:p text:style-name="P57"><text:span text:style-name="T6">O projeto será desenvolvido </text:span><text:span text:style-name="T7">em cima do repositório principal, o </text:span><text:span text:style-name="T11">Trunk,</text:span><text:span text:style-name="T7"> </text:span><text:span text:style-name="T8">com todos os desenvolvedores efetuando </text:span><text:span text:style-name="T24">commit </text:span><text:span text:style-name="T8">pelo menos uma vez por dia diretamente no código principal (no Trunk)</text:span><text:span text:style-name="T5">. </text:span></text:p>
      <text:p text:style-name="P58"><text:span text:style-name="T9">Os </text:span><text:span text:style-name="T12">Branch</text:span><text:span text:style-name="T13">e</text:span><text:span text:style-name="T12">s</text:span><text:span text:style-name="T15"> </text:span><text:span text:style-name="T16">serão utilizados para mudança de código, experimentos e afins. Utilizado de esboço para as alterações feitas e em caso positivo mesclado com o </text:span><text:span text:style-name="T13">Trunk.</text:span></text:p>
      <text:p text:style-name="P58"><text:span text:style-name="T17">No projeto será utilizado </text:span><text:span text:style-name="T14">Tags</text:span><text:span text:style-name="T18"> </text:span><text:span text:style-name="T17">para cada release entregue ao cliente, </text:span><text:span text:style-name="T20">como forma de consolidação </text:span><text:span text:style-name="T21">do artefato</text:span><text:span text:style-name="T19">.</text:span></text:p>
      <text:p text:style-name="P56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0.688cm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76cm" fo:margin-right="0cm" fo:margin-top="0.212cm" fo:margin-bottom="0.212cm" loext:contextual-spacing="false" fo:text-indent="-0.76cm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212cm" fo:margin-bottom="0.212cm" loext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423cm" fo:margin-bottom="0.106cm" loext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.016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49cm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212cm" fo:margin-bottom="0.212cm" loext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UP_20_Instruções" style:display-name="RUP Instruções" style:family="paragraph">
      <style:paragraph-properties fo:margin-top="0.106cm" fo:margin-bottom="0.106cm" loext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84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6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1.877cm" fo:text-indent="-0.741cm" fo:margin-left="1.877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2.406cm" fo:text-indent="-1.27cm" fo:margin-left="2.406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3.041cm" fo:text-indent="-1.905cm" fo:margin-left="3.041cm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3.676cm" fo:text-indent="-2.54cm" fo:margin-left="3.676cm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4.311cm" fo:text-indent="-3.175cm" fo:margin-left="4.311cm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4.946cm" fo:text-indent="-3.81cm" fo:margin-left="4.9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5.854cm" fo:margin-left="-0.132cm" table:align="left" style:writing-mode="lr-tb"/>
    </style:style>
    <style:style style:name="Tabela6.A" style:family="table-column">
      <style:table-column-properties style:column-width="7.918cm"/>
    </style:style>
    <style:style style:name="Tabela6.B" style:family="table-column">
      <style:table-column-properties style:column-width="7.9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854cm" fo:margin-left="-0.132cm" table:align="left" style:writing-mode="lr-tb"/>
    </style:style>
    <style:style style:name="Tabela7.A" style:family="table-column">
      <style:table-column-properties style:column-width="7.918cm"/>
    </style:style>
    <style:style style:name="Tabela7.B" style:family="table-column">
      <style:table-column-properties style:column-width="7.9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officeooo:rsid="001ad76e" officeooo:paragraph-rsid="001ad76e"/>
    </style:style>
    <style:style style:name="MT1" style:family="text">
      <style:text-properties officeooo:rsid="0054774b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951cm" fo:margin-left="0cm" fo:margin-right="0cm" fo:margin-top="0.852cm" style:dynamic-spacing="true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3">InfoSaúde: ACS e Vacinador</text:p>
            </table:table-cell>
            <table:table-cell table:style-name="Tabela7.B1" office:value-type="string">
              <text:p text:style-name="MP1">Data/Hora: <text:span text:style-name="MT1">08/04/2015</text:span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9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6-12T20:51:28.882589515</dc:date>
    <meta:print-date>2004-10-14T08:59:00</meta:print-date>
    <meta:editing-cycles>85</meta:editing-cycles>
    <meta:editing-duration>PT11H46M31S</meta:editing-duration>
    <meta:generator>LibreOffice/4.4.2.2$Linux_X86_64 LibreOffice_project/40m0$Build-2</meta:generator>
    <meta:document-statistic meta:table-count="7" meta:image-count="0" meta:object-count="0" meta:page-count="9" meta:paragraph-count="231" meta:word-count="1210" meta:character-count="8229" meta:non-whitespace-character-count="7241"/>
  </office:meta>
</office:document-meta>
</file>